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0.926cm" fo:min-width="19.89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9.91cm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2.167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1.405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3.945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0.77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0.262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5.084cm" fo:min-width="14.613cm"/>
    </style:style>
    <style:style style:name="gr12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2.167cm"/>
    </style:style>
    <style:style style:name="gr13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3.056cm"/>
    </style:style>
    <style:style style:name="gr14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3.564cm"/>
    </style:style>
    <style:style style:name="gr15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4.28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  <style:text-properties fo:font-size="10pt" style:font-size-asian="13pt" style:font-size-complex="13pt"/>
    </style:style>
    <style:style style:name="T1" style:family="text">
      <style:text-properties fo:font-size="10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96cm" svg:height="11.176cm" svg:x="0.305cm" svg:y="0.30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305cm" svg:y1="1.448cm" svg:x2="20.701cm" svg:y2="1.448cm">
          <text:p/>
        </draw:line>
        <draw:line draw:style-name="gr2" draw:text-style-name="P1" draw:layer="layout" svg:x1="4.496cm" svg:y1="1.448cm" svg:x2="4.496cm" svg:y2="11.481cm">
          <text:p/>
        </draw:line>
        <draw:frame draw:style-name="gr3" draw:text-style-name="P3" draw:layer="layout" svg:width="20.396cm" svg:height="1.143cm" svg:x="0.305cm" svg:y="0.305cm">
          <draw:text-box>
            <text:p text:style-name="P2">Header</text:p>
          </draw:text-box>
        </draw:frame>
        <draw:frame draw:style-name="gr4" draw:text-style-name="P4" draw:layer="layout" svg:width="4.191cm" svg:height="10.16cm" svg:x="0.305cm" svg:y="1.448cm">
          <draw:text-box>
            <text:p>Menu</text:p>
          </draw:text-box>
        </draw:frame>
        <draw:frame draw:style-name="gr5" draw:text-style-name="P4" draw:layer="layout" svg:width="15.748cm" svg:height="1.016cm" svg:x="4.623cm" svg:y="1.575cm">
          <draw:text-box>
            <text:p>Kelola Matkul</text:p>
          </draw:text-box>
        </draw:frame>
        <draw:custom-shape draw:style-name="gr6" draw:text-style-name="P5" draw:layer="layout" svg:width="2.667cm" svg:height="0.635cm" svg:x="5.004cm" svg:y="2.972cm">
          <text:p text:style-name="P2"><text:span text:style-name="T1">Tambah 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05cm" svg:height="0.635cm" svg:x="7.798cm" svg:y="2.972cm">
          <text:p text:style-name="P2"><text:span text:style-name="T1">Refresh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445cm" svg:height="0.635cm" svg:x="13.294cm" svg:y="2.9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27cm" svg:height="0.635cm" svg:x="17.866cm" svg:y="2.972cm">
          <text:p text:style-name="P2"><text:span text:style-name="T1">Cari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62cm" svg:height="0.635cm" svg:x="19.263cm" svg:y="2.972cm">
          <text:p text:style-name="P2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5.113cm" svg:height="5.334cm" svg:x="5.004cm" svg:y="3.86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667cm" svg:height="5.334cm" svg:x="5.004cm" svg:y="3.861cm">
          <text:p text:style-name="P2"><text:span text:style-name="T1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3.556cm" svg:height="5.334cm" svg:x="7.671cm" svg:y="3.861cm">
          <text:p text:style-name="P2"><text:span text:style-name="T1">Kode Matku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4.064cm" svg:height="5.334cm" svg:x="16.053cm" svg:y="3.861cm">
          <text:p text:style-name="P2"><text:span text:style-name="T1">Ak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004cm" svg:y1="4.623cm" svg:x2="20.117cm" svg:y2="4.623cm">
          <text:p/>
        </draw:line>
        <draw:line draw:style-name="gr2" draw:text-style-name="P1" draw:layer="layout" svg:x1="5.639cm" svg:y1="5.131cm" svg:x2="7.29cm" svg:y2="5.131cm">
          <text:p/>
        </draw:line>
        <draw:line draw:style-name="gr2" draw:text-style-name="P1" draw:layer="layout" svg:x1="5.64cm" svg:y1="7.931cm" svg:x2="7.291cm" svg:y2="7.931cm">
          <text:p/>
        </draw:line>
        <draw:line draw:style-name="gr2" draw:text-style-name="P1" draw:layer="layout" svg:x1="7.29cm" svg:y1="5.131cm" svg:x2="5.639cm" svg:y2="7.925cm">
          <text:p/>
        </draw:line>
        <draw:line draw:style-name="gr2" draw:text-style-name="P1" draw:layer="layout" svg:x1="8.173cm" svg:y1="5.131cm" svg:x2="10.838cm" svg:y2="5.131cm">
          <text:p/>
        </draw:line>
        <draw:line draw:style-name="gr2" draw:text-style-name="P1" draw:layer="layout" svg:x1="8.175cm" svg:y1="7.931cm" svg:x2="10.84cm" svg:y2="7.931cm">
          <text:p/>
        </draw:line>
        <draw:line draw:style-name="gr2" draw:text-style-name="P1" draw:layer="layout" svg:x1="10.838cm" svg:y1="5.131cm" svg:x2="8.173cm" svg:y2="7.925cm">
          <text:p/>
        </draw:line>
        <draw:line draw:style-name="gr2" draw:text-style-name="P1" draw:layer="layout" svg:x1="16.815cm" svg:y1="5.131cm" svg:x2="19.735cm" svg:y2="5.131cm">
          <text:p/>
        </draw:line>
        <draw:line draw:style-name="gr2" draw:text-style-name="P1" draw:layer="layout" svg:x1="16.817cm" svg:y1="7.931cm" svg:x2="19.737cm" svg:y2="7.931cm">
          <text:p/>
        </draw:line>
        <draw:line draw:style-name="gr2" draw:text-style-name="P1" draw:layer="layout" svg:x1="19.735cm" svg:y1="5.131cm" svg:x2="16.815cm" svg:y2="7.925cm">
          <text:p/>
        </draw:line>
        <draw:custom-shape draw:style-name="gr15" draw:text-style-name="P5" draw:layer="layout" svg:width="4.782cm" svg:height="5.334cm" svg:x="11.271cm" svg:y="3.861cm">
          <text:p text:style-name="P2"><text:span text:style-name="T1">Nama Matku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2.474cm" svg:y1="5.131cm" svg:x2="15.139cm" svg:y2="5.131cm">
          <text:p/>
        </draw:line>
        <draw:line draw:style-name="gr2" draw:text-style-name="P1" draw:layer="layout" svg:x1="12.476cm" svg:y1="7.931cm" svg:x2="15.141cm" svg:y2="7.931cm">
          <text:p/>
        </draw:line>
        <draw:line draw:style-name="gr2" draw:text-style-name="P1" draw:layer="layout" svg:x1="15.139cm" svg:y1="5.131cm" svg:x2="12.474cm" svg:y2="7.9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1-27T17:43:25.364652084</dc:date>
    <meta:editing-duration>PT1H26M16S</meta:editing-duration>
    <meta:editing-cycles>8</meta:editing-cycles>
    <meta:generator>LibreOffice/5.1.6.2$Linux_x86 LibreOffice_project/10m0$Build-2</meta:generator>
    <meta:document-statistic meta:object-count="29"/>
  </office:meta>
</office:document-meta>
</file>